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3" svg:font-family="Georgia" style:font-family-generic="roman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Georgia3" fo:font-size="11pt" style:font-size-asian="9.60000038146973pt" style:font-size-complex="11pt"/>
    </style:style>
    <style:style style:name="P2" style:family="paragraph" style:parent-style-name="Header_20_left">
      <style:paragraph-properties fo:text-align="center" style:justify-single-word="false"/>
      <style:text-properties style:font-name="Georgia3" fo:font-size="11pt" style:font-size-asian="11pt" style:font-size-complex="11pt"/>
    </style:style>
    <style:style style:name="P3" style:family="paragraph" style:parent-style-name="Footer">
      <style:text-properties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Text_20_body">
      <style:text-properties officeooo:rsid="2b2df67d" officeooo:paragraph-rsid="2b2df67d"/>
    </style:style>
    <style:style style:name="P5" style:family="paragraph" style:parent-style-name="Text_20_body">
      <style:text-properties officeooo:rsid="2b2df67d" officeooo:paragraph-rsid="2b36bbd5"/>
    </style:style>
    <style:style style:name="P6" style:family="paragraph" style:parent-style-name="Text_20_body">
      <style:text-properties officeooo:rsid="2b2df67d" officeooo:paragraph-rsid="2b377072"/>
    </style:style>
    <style:style style:name="P7" style:family="paragraph" style:parent-style-name="Text_20_body">
      <style:text-properties officeooo:rsid="2b2df67d" officeooo:paragraph-rsid="2b3da9a9"/>
    </style:style>
    <style:style style:name="P8" style:family="paragraph" style:parent-style-name="Text_20_body">
      <style:text-properties officeooo:rsid="2b2fe36c" officeooo:paragraph-rsid="2b3a8430"/>
    </style:style>
    <style:style style:name="P9" style:family="paragraph" style:parent-style-name="Text_20_body">
      <style:text-properties officeooo:rsid="2b2fe36c" officeooo:paragraph-rsid="2b3c73a6"/>
    </style:style>
    <style:style style:name="P10" style:family="paragraph" style:parent-style-name="Text_20_body">
      <style:text-properties officeooo:rsid="2b30efa3" officeooo:paragraph-rsid="2b38ca10"/>
    </style:style>
    <style:style style:name="P11" style:family="paragraph" style:parent-style-name="Text_20_body">
      <style:text-properties officeooo:rsid="2b30efa3" officeooo:paragraph-rsid="2b3c2792"/>
    </style:style>
    <style:style style:name="P12" style:family="paragraph" style:parent-style-name="Text_20_body">
      <style:text-properties officeooo:rsid="2b317d3e" officeooo:paragraph-rsid="2b3c73a6"/>
    </style:style>
    <style:style style:name="P13" style:family="paragraph" style:parent-style-name="Text_20_body">
      <style:text-properties officeooo:rsid="2b32422c" officeooo:paragraph-rsid="2b3c73a6"/>
    </style:style>
    <style:style style:name="P14" style:family="paragraph" style:parent-style-name="Text_20_body">
      <style:text-properties officeooo:rsid="2b32e91b" officeooo:paragraph-rsid="2b3d6938"/>
    </style:style>
    <style:style style:name="P15" style:family="paragraph" style:parent-style-name="Text_20_body">
      <style:text-properties officeooo:rsid="2b349c60" officeooo:paragraph-rsid="2b3d6938"/>
    </style:style>
    <style:style style:name="P16" style:family="paragraph" style:parent-style-name="Text_20_body">
      <style:text-properties officeooo:rsid="2b349c60" officeooo:paragraph-rsid="2b3c73a6"/>
    </style:style>
    <style:style style:name="P17" style:family="paragraph" style:parent-style-name="Text_20_body">
      <style:text-properties officeooo:rsid="2b2fe36c" officeooo:paragraph-rsid="2b405543"/>
    </style:style>
    <style:style style:name="P18" style:family="paragraph" style:parent-style-name="Heading_20_1" style:master-page-name="First_20_Page">
      <style:paragraph-properties style:page-number="auto"/>
      <style:text-properties officeooo:rsid="2b2da21d" officeooo:paragraph-rsid="2b2da21d"/>
    </style:style>
    <style:style style:name="T1" style:family="text">
      <style:text-properties fo:language="cs" fo:country="CZ"/>
    </style:style>
    <style:style style:name="T2" style:family="text">
      <style:text-properties fo:language="cs" fo:country="CZ" officeooo:rsid="27bb24ac"/>
    </style:style>
    <style:style style:name="T3" style:family="text">
      <style:text-properties fo:language="cs" fo:country="CZ" officeooo:rsid="281de97a"/>
    </style:style>
    <style:style style:name="T4" style:family="text">
      <style:text-properties fo:language="cs" fo:country="CZ" officeooo:rsid="283ede64"/>
    </style:style>
    <style:style style:name="T5" style:family="text">
      <style:text-properties fo:language="cs" fo:country="CZ" officeooo:rsid="28520c6c"/>
    </style:style>
    <style:style style:name="T6" style:family="text">
      <style:text-properties fo:language="cs" fo:country="CZ" officeooo:rsid="2a0e528b"/>
    </style:style>
    <style:style style:name="T7" style:family="text">
      <style:text-properties fo:language="cs" fo:country="CZ" officeooo:rsid="2b4d92c9"/>
    </style:style>
    <style:style style:name="T8" style:family="text">
      <style:text-properties officeooo:rsid="26d36516"/>
    </style:style>
    <style:style style:name="T9" style:family="text">
      <style:text-properties officeooo:rsid="28e87d10"/>
    </style:style>
    <style:style style:name="T10" style:family="text">
      <style:text-properties officeooo:rsid="2a10fa17"/>
    </style:style>
    <style:style style:name="T11" style:family="text">
      <style:text-properties officeooo:rsid="2a15c51f"/>
    </style:style>
    <style:style style:name="T12" style:family="text">
      <style:text-properties officeooo:rsid="2a173314"/>
    </style:style>
    <style:style style:name="T13" style:family="text">
      <style:text-properties officeooo:rsid="2b1bd64f"/>
    </style:style>
    <style:style style:name="T14" style:family="text">
      <style:text-properties officeooo:rsid="2b1d3f34"/>
    </style:style>
    <style:style style:name="T15" style:family="text">
      <style:text-properties officeooo:rsid="2b2df67d"/>
    </style:style>
    <style:style style:name="T16" style:family="text">
      <style:text-properties officeooo:rsid="2b2c6e9a"/>
    </style:style>
    <style:style style:name="T17" style:family="text">
      <style:text-properties officeooo:rsid="2b36bbd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Bestiář</text:h>
      <text:h text:style-name="Heading_20_4" text:outline-level="4">A2 – <text:span text:style-name="T9">Budova se sedlovou střechou</text:span></text:h>
      <text:p text:style-name="P7">Skřetí kuchař <text:span text:style-name="T17">(7 žt)</text:span></text:p>
      <text:h text:style-name="Heading_20_4" text:outline-level="4"><text:span text:style-name="T3">B</text:span><text:span text:style-name="T6">1</text:span><text:span text:style-name="T3"> – </text:span><text:span text:style-name="T2">D</text:span><text:span text:style-name="T6">olující brouk, horník </text:span><text:span text:style-name="T7">a ploštice</text:span></text:h>
      <text:p text:style-name="P6">Obří hrabavý brouk <text:span text:style-name="T17">(7 žt)</text:span></text:p>
      <text:p text:style-name="P16">Skřet s lopatou<text:span text:style-name="T15"> (7 žt)</text:span></text:p>
      <text:p text:style-name="P17">Obří ploštice<text:span text:style-name="T15"> (9 žt)</text:span></text:p>
      <text:h text:style-name="Heading_20_4" text:outline-level="4"><text:span text:style-name="T10">B4 – L</text:span>íheň obřích brouků</text:h>
      <text:p text:style-name="P4">Larva obřího brouka <text:span text:style-name="T17">(7 žt)</text:span></text:p>
      <text:p text:style-name="P5">Larva obřího brouka <text:span text:style-name="T17">(7 žt)</text:span></text:p>
      <text:p text:style-name="P5">Larva obřího brouka <text:span text:style-name="T17">(7 žt)</text:span></text:p>
      <text:h text:style-name="Heading_20_4" text:outline-level="4">B5 – Skřetí horník <text:span text:style-name="T13">s krumpáčem</text:span></text:h>
      <text:p text:style-name="P9">Skřet s krumpáčem<text:span text:style-name="T15"> (7 žt)</text:span></text:p>
      <text:h text:style-name="Heading_20_4" text:outline-level="4"><text:span text:style-name="T4">B7 – </text:span><text:span text:style-name="T5">Kovárna</text:span></text:h>
      <text:p text:style-name="P8">Skřetí kovářka<text:span text:style-name="T15"> (8 žt)</text:span></text:p>
      <text:h text:style-name="Heading_20_4" text:outline-level="4"><text:span text:style-name="T11">B8 – </text:span>Obytná místnost</text:h>
      <text:p text:style-name="P11">Skřetí náčelník<text:span text:style-name="T15"> (9 žt)</text:span></text:p>
      <text:p text:style-name="P10">Skřetice s vrhacími noži<text:span text:style-name="T15"> (6 žt)</text:span></text:p>
      <text:h text:style-name="Heading_20_4" text:outline-level="4">B9 – Skřetí horník <text:span text:style-name="T14">s motykou</text:span></text:h>
      <text:p text:style-name="P12">Skřet s motykou<text:span text:style-name="T15"> (7 žt)</text:span></text:p>
      <text:h text:style-name="Heading_20_4" text:outline-level="4"><text:soft-page-break/>B10 – Zbrojnice</text:h>
      <text:p text:style-name="P12">Skřet s lukem<text:span text:style-name="T15"> (7 žt)</text:span></text:p>
      <text:p text:style-name="P12">Skřet s lukem<text:span text:style-name="T15"> (7 žt)</text:span></text:p>
      <text:p text:style-name="P12">Skřet s kopím<text:span text:style-name="T15"> (7 žt)</text:span></text:p>
      <text:p text:style-name="P12">Skřet s kopím<text:span text:style-name="T15"> (7 žt)</text:span></text:p>
      <text:h text:style-name="Heading_20_4" text:outline-level="4"><text:span text:style-name="T12">B14 – </text:span>Štola se zlobrem</text:h>
      <text:p text:style-name="P13">Zlobr<text:span text:style-name="T15"> (16 žt)</text:span></text:p>
      <text:h text:style-name="Heading_20_4" text:outline-level="4">B16 – Sklad trhavin</text:h>
      <text:p text:style-name="P14">Skřetí horník<text:span text:style-name="T15"> (7 žt)</text:span></text:p>
      <text:p text:style-name="P14">Skřetí horník<text:span text:style-name="T15"> (7 žt)</text:span></text:p>
      <text:h text:style-name="Heading_20_4" text:outline-level="4">B18 – Skřetí horník s krumpáčem</text:h>
      <text:p text:style-name="P15">Skřet s krumpáčem<text:span text:style-name="T15"> (7 žt)</text:span></text:p>
      <text:h text:style-name="Heading_20_4" text:outline-level="4"><text:span text:style-name="T8">C2 – </text:span>Chrám</text:h>
      <text:p text:style-name="P15">Rzivý netvor<text:span text:style-name="T15"> (10 žt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3" svg:font-family="Georgia" style:font-family-generic="roman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 style:writing-mode="lr-tb"/>
      <style:text-properties style:font-name="Georgia2" fo:font-family="Georgia" style:font-style-name="Italic" style:font-family-generic="roman" style:font-pitch="variable" fo:font-size="8.5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Page_20_without_20_header_20_and_20_footer" style:display-name="Page without header and footer" style:family="paragraph" style:parent-style-name="Text_20_body">
      <style:paragraph-properties fo:text-align="center" style:justify-single-word="false"/>
      <style:text-properties fo:font-size="12pt" officeooo:rsid="0ce63539" style:font-size-asian="12pt" style:font-size-complex="12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text-underline-style="none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Georgia3" fo:font-size="11pt" style:font-size-asian="9.60000038146973pt" style:font-size-complex="11pt"/>
    </style:style>
    <style:style style:name="MP2" style:family="paragraph" style:parent-style-name="Header_20_left">
      <style:paragraph-properties fo:text-align="center" style:justify-single-word="false"/>
      <style:text-properties style:font-name="Georgia3" fo:font-size="11pt" style:font-size-asian="11pt" style:font-size-complex="11pt"/>
    </style:style>
    <style:style style:name="MP3" style:family="paragraph" style:parent-style-name="Footer">
      <style:text-properties fo:font-style="italic" fo:font-weight="bold" style:font-style-asian="italic" style:font-weight-asian="bold" style:font-style-complex="italic" style:font-weight-complex="bold"/>
    </style:style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998cm" fo:margin-left="0cm" fo:margin-right="0.199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14.801cm" fo:page-height="21.001cm" style:num-format="1" style:print-orientation="portrait" fo:margin-top="0cm" fo:margin-bottom="0cm" fo:margin-left="0cm" fo:margin-right="0cm" fo:border="none" fo:padding-top="2cm" fo:padding-bottom="1cm" fo:padding-left="2cm" fo:padding-right="2cm" style:shadow="none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0</text:page-number></text:p>
      </style:header>
      <style:header-left>
        <text:p text:style-name="MP2"><text:page-number text:select-page="current">2</text:page-number></text:p>
      </style:header-left>
      <style:footer>
        <text:p text:style-name="MP3"><text:chapter text:display="name" text:outline-level="3">Bestiář</text:chapt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Page_20_without_20_header" style:display-name="Page without header" style:page-layout-name="Mpm1">
      <style:header>
        <text:p text:style-name="MP1"><text:page-number text:select-page="current">0</text:page-number></text:p>
      </style:header>
      <style:header-left>
        <text:p text:style-name="Header_20_left"/>
      </style:header-left>
      <style:footer>
        <text:p text:style-name="MP3"><text:chapter text:display="name" text:outline-level="3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9-07-09T16:17:23.634000000</dc:date>
    <meta:editing-cycles>15691</meta:editing-cycles>
    <meta:editing-duration>P44DT14H26M55S</meta:editing-duration>
    <meta:generator>LibreOffice/6.0.5.2$Windows_X86_64 LibreOffice_project/54c8cbb85f300ac59db32fe8a675ff7683cd5a16</meta:generator>
    <meta:print-date>2018-07-15T16:02:19.878000000</meta:print-date>
    <dc:creator>York </dc:creator>
    <meta:document-statistic meta:table-count="0" meta:image-count="0" meta:object-count="0" meta:page-count="2" meta:paragraph-count="39" meta:word-count="153" meta:character-count="791" meta:non-whitespace-character-count="663"/>
  </office:meta>
</office:document-meta>
</file>